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99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2.2484in"/>
    </style:style>
    <style:style style:name="co4" style:family="table-column">
      <style:table-column-properties fo:break-before="auto" style:column-width="1.495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3146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11in" fo:break-before="auto" style:use-optimal-row-height="false"/>
    </style:style>
    <style:style style:name="ro5" style:family="table-row">
      <style:table-row-properties style:row-height="0.398in" fo:break-before="auto" style:use-optimal-row-height="false"/>
    </style:style>
    <style:style style:name="ro6" style:family="table-row">
      <style:table-row-properties style:row-height="0.4071in" fo:break-before="auto" style:use-optimal-row-height="false"/>
    </style:style>
    <style:style style:name="ro7" style:family="table-row">
      <style:table-row-properties style:row-height="0.472in" fo:break-before="auto" style:use-optimal-row-height="false"/>
    </style:style>
    <style:style style:name="ro8" style:family="table-row">
      <style:table-row-properties style:row-height="0.5091in" fo:break-before="auto" style:use-optimal-row-height="false"/>
    </style:style>
    <style:style style:name="ro9" style:family="table-row">
      <style:table-row-properties style:row-height="0.4902in" fo:break-before="auto" style:use-optimal-row-height="false"/>
    </style:style>
    <style:style style:name="ro10" style:family="table-row">
      <style:table-row-properties style:row-height="0.4256in" fo:break-before="auto" style:use-optimal-row-height="false"/>
    </style:style>
    <style:style style:name="ro11" style:family="table-row">
      <style:table-row-properties style:row-height="0.6016in" fo:break-before="auto" style:use-optimal-row-height="false"/>
    </style:style>
    <style:style style:name="ro12" style:family="table-row">
      <style:table-row-properties style:row-height="0.6756in" fo:break-before="auto" style:use-optimal-row-height="false"/>
    </style:style>
    <style:style style:name="ro13" style:family="table-row">
      <style:table-row-properties style:row-height="0.7035in" fo:break-before="auto" style:use-optimal-row-height="false"/>
    </style:style>
    <style:style style:name="ro14" style:family="table-row">
      <style:table-row-properties style:row-height="0.54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>
            <text:p>Название сущности</text:p>
          </table:table-cell>
          <table:table-cell table:style-name="ce1" office:value-type="string">
            <text:p>Мнемоника</text:p>
          </table:table-cell>
          <table:table-cell table:style-name="ce1" office:value-type="string">
            <text:p>Описание понятия</text:p>
          </table:table-cell>
          <table:table-cell table:style-name="ce1" office:value-type="string">
            <text:p>Тип данных</text:p>
          </table:table-cell>
          <table:table-cell table:style-name="ce1" office:value-type="string">
            <text:p>Обязательность</text:p>
          </table:table-cell>
        </table:table-row>
        <table:table-row table:style-name="ro3">
          <table:table-cell office:value-type="string">
            <text:p>Клиент</text:p>
          </table:table-cell>
          <table:table-cell office:value-type="string">
            <text:p>CLIENT</text:p>
          </table:table-cell>
          <table:table-cell office:value-type="string">
            <text:p>Физическое лицо, записывающееся на услугу</text:p>
          </table:table-cell>
          <table:table-cell office:value-type="string">
            <text:p>-</text:p>
          </table:table-cell>
          <table:table-cell office:value-type="string">
            <text:p>Да</text:p>
          </table:table-cell>
        </table:table-row>
        <table:table-row table:style-name="ro4">
          <table:table-cell office:value-type="string">
            <text:p>Тип услуги</text:p>
          </table:table-cell>
          <table:table-cell office:value-type="string">
            <text:p>SERVICE_TYPE</text:p>
          </table:table-cell>
          <table:table-cell office:value-type="string">
            <text:p>Категория услуги (парикмахерские или косметологические)</text:p>
          </table:table-cell>
          <table:table-cell office:value-type="string">
            <text:p>Строка</text:p>
          </table:table-cell>
          <table:table-cell office:value-type="string">
            <text:p>Да</text:p>
          </table:table-cell>
        </table:table-row>
        <table:table-row table:style-name="ro5">
          <table:table-cell office:value-type="string">
            <text:p>Услуга</text:p>
          </table:table-cell>
          <table:table-cell office:value-type="string">
            <text:p>SERVICE</text:p>
          </table:table-cell>
          <table:table-cell office:value-type="string">
            <text:p>Конкретная услуга, предоставляемая клиенту</text:p>
          </table:table-cell>
          <table:table-cell office:value-type="string">
            <text:p>Строка</text:p>
          </table:table-cell>
          <table:table-cell office:value-type="string">
            <text:p>Да</text:p>
          </table:table-cell>
        </table:table-row>
        <table:table-row table:style-name="ro6">
          <table:table-cell office:value-type="string">
            <text:p>Мастер</text:p>
          </table:table-cell>
          <table:table-cell office:value-type="string">
            <text:p>STYLIST</text:p>
          </table:table-cell>
          <table:table-cell office:value-type="string">
            <text:p>Сотрудник, оказывающий услугу клиенту</text:p>
          </table:table-cell>
          <table:table-cell office:value-type="string">
            <text:p>Строка</text:p>
          </table:table-cell>
          <table:table-cell office:value-type="string">
            <text:p>Да</text:p>
          </table:table-cell>
        </table:table-row>
        <table:table-row table:style-name="ro7">
          <table:table-cell office:value-type="string">
            <text:p>Дата и время</text:p>
          </table:table-cell>
          <table:table-cell office:value-type="string">
            <text:p>DATETIME</text:p>
          </table:table-cell>
          <table:table-cell office:value-type="string">
            <text:p>Дата и время, на которые записан клиент</text:p>
          </table:table-cell>
          <table:table-cell office:value-type="string">
            <text:p>Дата/Время</text:p>
          </table:table-cell>
          <table:table-cell office:value-type="string">
            <text:p>Да</text:p>
          </table:table-cell>
        </table:table-row>
        <table:table-row table:style-name="ro8">
          <table:table-cell office:value-type="string">
            <text:p>Канал связи</text:p>
          </table:table-cell>
          <table:table-cell office:value-type="string">
            <text:p>CONTACT_CHANNEL</text:p>
          </table:table-cell>
          <table:table-cell office:value-type="string">
            <text:p>Способ связи с клиентом (Telegram, WhatsApp, VK, СМС)</text:p>
          </table:table-cell>
          <table:table-cell office:value-type="string">
            <text:p>Строка</text:p>
          </table:table-cell>
          <table:table-cell office:value-type="string">
            <text:p>Да</text:p>
          </table:table-cell>
        </table:table-row>
        <table:table-row table:style-name="ro9">
          <table:table-cell office:value-type="string">
            <text:p>Напоминание</text:p>
          </table:table-cell>
          <table:table-cell office:value-type="string">
            <text:p>REMINDER</text:p>
          </table:table-cell>
          <table:table-cell office:value-type="string">
            <text:p>Автоматическое напоминание клиенту о записи</text:p>
          </table:table-cell>
          <table:table-cell office:value-type="string">
            <text:p>Логический</text:p>
          </table:table-cell>
          <table:table-cell office:value-type="string">
            <text:p>Да</text:p>
          </table:table-cell>
        </table:table-row>
        <table:table-row table:style-name="ro10">
          <table:table-cell office:value-type="string">
            <text:p>Отзыв</text:p>
          </table:table-cell>
          <table:table-cell office:value-type="string">
            <text:p>REVIEW</text:p>
          </table:table-cell>
          <table:table-cell office:value-type="string">
            <text:p>Оценка клиентом оказанной услуги</text:p>
          </table:table-cell>
          <table:table-cell office:value-type="string">
            <text:p>Текст</text:p>
          </table:table-cell>
          <table:table-cell office:value-type="string">
            <text:p>Нет</text:p>
          </table:table-cell>
        </table:table-row>
        <table:table-row table:style-name="ro9">
          <table:table-cell office:value-type="string">
            <text:p>Предложение</text:p>
          </table:table-cell>
          <table:table-cell office:value-type="string">
            <text:p>SUGGESTION</text:p>
          </table:table-cell>
          <table:table-cell office:value-type="string">
            <text:p>Предложение клиента по улучшению работы</text:p>
          </table:table-cell>
          <table:table-cell office:value-type="string">
            <text:p>Текст</text:p>
          </table:table-cell>
          <table:table-cell office:value-type="string">
            <text:p>Нет</text:p>
          </table:table-cell>
        </table:table-row>
        <table:table-row table:style-name="ro11">
          <table:table-cell office:value-type="string">
            <text:p>Статус услуги</text:p>
          </table:table-cell>
          <table:table-cell office:value-type="string">
            <text:p>SERVICE_STATUS</text:p>
          </table:table-cell>
          <table:table-cell office:value-type="string">
            <text:p>Отметка о выполнении услуги</text:p>
          </table:table-cell>
          <table:table-cell office:value-type="string">
            <text:p>Строка</text:p>
          </table:table-cell>
          <table:table-cell office:value-type="string">
            <text:p>Да</text:p>
          </table:table-cell>
        </table:table-row>
        <table:table-row table:style-name="ro12">
          <table:table-cell office:value-type="string">
            <text:p>Оплата</text:p>
          </table:table-cell>
          <table:table-cell office:value-type="string">
            <text:p>PAYMENT</text:p>
          </table:table-cell>
          <table:table-cell office:value-type="string">
            <text:p>Информация об оплате услуги</text:p>
          </table:table-cell>
          <table:table-cell office:value-type="string">
            <text:p>Число</text:p>
          </table:table-cell>
          <table:table-cell office:value-type="string">
            <text:p>Да</text:p>
          </table:table-cell>
        </table:table-row>
        <table:table-row table:style-name="ro13">
          <table:table-cell office:value-type="string">
            <text:p>Менеджер</text:p>
          </table:table-cell>
          <table:table-cell office:value-type="string">
            <text:p>MANAGER</text:p>
          </table:table-cell>
          <table:table-cell office:value-type="string">
            <text:p>Сотрудник, отвечающий за управление расписанием и взаимодействие с клиентами</text:p>
          </table:table-cell>
          <table:table-cell office:value-type="string">
            <text:p>Строка</text:p>
          </table:table-cell>
          <table:table-cell office:value-type="string">
            <text:p>Да</text:p>
          </table:table-cell>
        </table:table-row>
        <table:table-row table:style-name="ro14">
          <table:table-cell office:value-type="string">
            <text:p>Бухгалтерия</text:p>
          </table:table-cell>
          <table:table-cell office:value-type="string">
            <text:p>ACCOUNTING</text:p>
          </table:table-cell>
          <table:table-cell office:value-type="string">
            <text:p>Система учета финансовых операций и отчетности</text:p>
          </table:table-cell>
          <table:table-cell office:value-type="string">
            <text:p>-</text:p>
          </table:table-cell>
          <table:table-cell office:value-type="string">
            <text:p>Да</text:p>
          </table:table-cell>
        </table:table-row>
        <table:table-row table:style-name="ro9">
          <table:table-cell office:value-type="string">
            <text:p>Расписание</text:p>
          </table:table-cell>
          <table:table-cell office:value-type="string">
            <text:p>SCHEDULE</text:p>
          </table:table-cell>
          <table:table-cell office:value-type="string">
            <text:p>График работы мастеров и доступных услуг</text:p>
          </table:table-cell>
          <table:table-cell office:value-type="string">
            <text:p>-</text:p>
          </table:table-cell>
          <table:table-cell office:value-type="string">
            <text:p>Да</text:p>
          </table:table-cell>
        </table:table-row>
        <table:table-row table:style-name="ro6">
          <table:table-cell office:value-type="string">
            <text:p>Запись</text:p>
          </table:table-cell>
          <table:table-cell office:value-type="string">
            <text:p>RECORD</text:p>
          </table:table-cell>
          <table:table-cell office:value-type="string">
            <text:p>Информация о записи клиента на услугу</text:p>
          </table:table-cell>
          <table:table-cell office:value-type="string">
            <text:p>-</text:p>
          </table:table-cell>
          <table:table-cell office:value-type="string">
            <text:p>Да</text:p>
          </table:table-cell>
        </table:table-row>
      </table:table>
      <table:table table:name="Лист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0">01/10/2025</text:date>, <text:time>19:16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ина мклина</meta:initial-creator>
    <meta:creation-date>2025-01-10T18:54:27</meta:creation-date>
    <dc:date>2025-01-10T19:16:58</dc:date>
    <dc:creator>алина мклина</dc:creator>
    <meta:editing-duration>PT7M21S</meta:editing-duration>
    <meta:editing-cycles>1</meta:editing-cycles>
    <meta:document-statistic meta:table-count="3" meta:cell-count="80" meta:object-count="0"/>
    <meta:generator>OpenOffice/4.1.14$Unix OpenOffice.org_project/4114m1$Build-9811</meta:generator>
    <meta:user-defined meta:name=""/>
  </office:meta>
</office:document-meta>
</file>